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l‚r ƒSƒVƒbƒN" svg:font-family="'‚l‚r ƒSƒVƒbƒN'"/>
    <style:font-face style:name="Courier New" svg:font-family="'Courier New'" style:font-family-generic="modern" style:font-pitch="fixed"/>
    <style:font-face style:name="ＭＳ Ｐゴシック2" svg:font-family="'ＭＳ Ｐゴシック'" style:font-family-generic="modern"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1"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4.26cm" style:rel-column-width="16409*"/>
    </style:style>
    <style:style style:name="表1.B" style:family="table-column">
      <style:table-column-properties style:column-width="12.753cm" style:rel-column-width="49126*"/>
    </style:style>
    <style:style style:name="表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表1.B1" style:family="table-cell">
      <style:table-cell-properties fo:background-color="#b2b2b2" fo:padding="0.097cm" fo:border="0.002cm solid #000000">
        <style:background-image/>
      </style:table-cell-properties>
    </style:style>
    <style:style style:name="表1.A2" style:family="table-cell">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表2.B1" style:family="table-cell">
      <style:table-cell-properties fo:background-color="#b2b2b2"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paragraph-properties fo:text-align="start" style:justify-single-word="false" style:text-autospace="none"/>
      <style:text-properties fo:font-variant="normal" fo:text-transform="none" fo:color="#000000" style:font-name="ＭＳ Ｐ明朝" fo:font-size="11pt" fo:letter-spacing="normal" fo:font-style="normal" style:font-name-asian="ＭＳ Ｐ明朝" style:font-size-asian="11pt" style:language-asian="ja" style:country-asian="JP" style:font-name-complex="‚l‚r ƒSƒVƒbƒN" style:font-size-complex="11pt"/>
    </style:style>
    <style:style style:name="P2" style:family="paragraph" style:parent-style-name="Standard">
      <style:paragraph-properties fo:text-align="start" style:justify-single-word="false" style:text-autospace="none"/>
      <style:text-properties fo:font-variant="normal" fo:text-transform="none" fo:color="#000000" style:font-name="ＭＳ Ｐ明朝" fo:font-size="11pt" fo:letter-spacing="normal" fo:font-style="normal" style:font-name-asian="ＭＳ Ｐ明朝" style:font-size-asian="11pt" style:language-asian="ja" style:country-asian="JP" style:font-name-complex="‚l‚r ƒSƒVƒbƒN" style:font-size-complex="11pt"/>
    </style:style>
    <style:style style:name="P3" style:family="paragraph" style:parent-style-name="Standard">
      <style:paragraph-properties fo:text-align="center" style:justify-single-word="false"/>
      <style:text-properties style:font-name="ＭＳ Ｐ明朝" fo:font-size="15pt" style:text-underline-style="solid" style:text-underline-width="auto" style:text-underline-color="font-color" style:font-name-asian="ＭＳ Ｐ明朝" style:font-size-asian="15pt" style:language-asian="ja" style:country-asian="JP" style:font-size-complex="15pt"/>
    </style:style>
    <style:style style:name="P4" style:family="paragraph" style:parent-style-name="Standard">
      <style:text-properties style:font-name="ＭＳ Ｐ明朝" fo:font-size="11pt" style:font-name-asian="ＭＳ Ｐ明朝" style:font-size-asian="11pt" style:language-asian="ja" style:country-asian="JP" style:font-size-complex="11pt"/>
    </style:style>
    <style:style style:name="P5" style:family="paragraph" style:parent-style-name="Standard" style:list-style-name="L2">
      <style:paragraph-properties fo:text-align="start" style:justify-single-word="false" style:text-autospace="none"/>
      <style:text-properties style:font-name="ＭＳ Ｐ明朝" fo:font-size="11pt" style:font-name-asian="ＭＳ Ｐ明朝" style:font-size-asian="11pt" style:language-asian="ja" style:country-asian="JP" style:font-name-complex="‚l‚r ƒSƒVƒbƒN" style:font-size-complex="11pt"/>
    </style:style>
    <style:style style:name="P6" style:family="paragraph" style:parent-style-name="Standard" style:list-style-name="L1">
      <style:paragraph-properties fo:text-align="start" style:justify-single-word="false" style:text-autospace="none"/>
      <style:text-properties style:font-name="ＭＳ Ｐ明朝" fo:font-size="11pt" style:font-name-asian="ＭＳ Ｐ明朝" style:font-size-asian="11pt" style:language-asian="ja" style:country-asian="JP" style:font-name-complex="‚l‚r ƒSƒVƒbƒN" style:font-size-complex="11pt"/>
    </style:style>
    <style:style style:name="P7" style:family="paragraph" style:parent-style-name="Standard" style:list-style-name="L1">
      <style:paragraph-properties fo:text-align="start" style:justify-single-word="false" style:text-autospace="none"/>
      <style:text-properties style:font-name="ＭＳ Ｐ明朝" fo:font-size="11pt" style:font-name-asian="ＭＳ Ｐ明朝" style:font-size-asian="11pt" style:font-name-complex="‚l‚r ƒSƒVƒbƒN" style:font-size-complex="11pt"/>
    </style:style>
    <style:style style:name="P8" style:family="paragraph" style:parent-style-name="Standard" style:list-style-name="L1">
      <style:paragraph-properties fo:text-align="start" style:justify-single-word="false" fo:break-before="page" style:text-autospace="none"/>
      <style:text-properties fo:font-variant="normal" fo:text-transform="none" fo:color="#000000" style:font-name="ＭＳ Ｐ明朝" fo:font-size="11pt" fo:letter-spacing="normal" fo:font-style="normal" style:font-name-asian="ＭＳ Ｐ明朝" style:font-size-asian="11pt" style:language-asian="ja" style:country-asian="JP" style:font-name-complex="‚l‚r ƒSƒVƒbƒN" style:font-size-complex="11pt"/>
    </style:style>
    <style:style style:name="P9" style:family="paragraph" style:parent-style-name="Standard">
      <style:paragraph-properties fo:margin-left="1.251cm" fo:margin-right="0cm" fo:text-align="start" style:justify-single-word="false" fo:text-indent="0cm" style:auto-text-indent="false" style:text-autospace="none"/>
      <style:text-properties style:font-name="ＭＳ Ｐ明朝" fo:font-size="11pt" style:font-name-asian="ＭＳ Ｐ明朝" style:font-size-asian="11pt" style:font-name-complex="‚l‚r ƒSƒVƒbƒN" style:font-size-complex="11pt"/>
    </style:style>
    <style:style style:name="P10" style:family="paragraph" style:parent-style-name="Standard">
      <style:paragraph-properties fo:margin-left="1.251cm" fo:margin-right="0cm" fo:text-indent="0cm" style:auto-text-indent="false"/>
      <style:text-properties style:font-name="ＭＳ Ｐ明朝" fo:font-size="11pt" style:font-name-asian="ＭＳ Ｐ明朝" style:font-size-asian="11pt" style:language-asian="ja" style:country-asian="JP" style:font-size-complex="11pt"/>
    </style:style>
    <style:style style:name="P11" style:family="paragraph" style:parent-style-name="Standard">
      <style:paragraph-properties fo:margin-left="1.251cm" fo:margin-right="0cm" fo:text-align="start" style:justify-single-word="false" fo:text-indent="0cm" style:auto-text-indent="false" style:text-autospace="none"/>
      <style:text-properties style:font-name="ＭＳ Ｐ明朝" fo:font-size="11pt" style:text-underline-style="solid" style:text-underline-width="auto" style:text-underline-color="font-color" fo:font-weight="bold" style:font-name-asian="ＭＳ Ｐ明朝" style:font-size-asian="11pt" style:font-weight-asian="bold" style:font-name-complex="‚l‚r ƒSƒVƒbƒN" style:font-size-complex="11pt" style:font-weight-complex="bold"/>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ＭＳ Ｐ明朝" fo:font-size="11pt" style:font-name-asian="ＭＳ Ｐ明朝" style:font-size-asian="11pt" style:font-name-complex="‚l‚r ƒSƒVƒbƒN" style:font-size-complex="11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ＭＳ Ｐ明朝" fo:font-size="11pt" style:font-name-asian="ＭＳ Ｐ明朝" style:font-size-asian="11pt" style:language-asian="ja" style:country-asian="JP" style:font-name-complex="‚l‚r ƒSƒVƒbƒN" style:font-size-complex="11pt"/>
    </style:style>
    <style:style style:name="P14"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ＭＳ Ｐ明朝" fo:font-size="11pt" fo:letter-spacing="normal" fo:font-style="normal" style:font-name-asian="ＭＳ Ｐ明朝" style:font-size-asian="11pt" style:language-asian="ja" style:country-asian="JP" style:font-name-complex="‚l‚r ƒSƒVƒbƒN" style:font-size-complex="11pt"/>
    </style:style>
    <style:style style:name="P15"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ＭＳ Ｐ明朝" fo:font-size="11pt" fo:letter-spacing="normal" fo:font-style="normal" fo:font-weight="normal" style:font-name-asian="ＭＳ Ｐ明朝" style:font-size-asian="11pt" style:language-asian="ja" style:country-asian="JP" style:font-name-complex="‚l‚r ƒSƒVƒbƒN"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ＭＳ Ｐ明朝" fo:font-size="11pt" fo:letter-spacing="normal" fo:font-style="normal" fo:font-weight="normal" style:font-name-asian="ＭＳ Ｐ明朝" style:font-size-asian="11pt" style:language-asian="ja" style:country-asian="JP" style:font-size-complex="11pt"/>
    </style:style>
    <style:style style:name="P17" style:family="paragraph" style:parent-style-name="Table_20_Contents">
      <style:paragraph-properties fo:text-align="center" style:justify-single-word="false"/>
      <style:text-properties style:font-name="ＭＳ Ｐ明朝" fo:font-size="11pt" style:font-name-asian="ＭＳ Ｐ明朝" style:font-size-asian="11pt" style:language-asian="ja" style:country-asian="JP" style:font-name-complex="‚l‚r ƒSƒVƒbƒN" style:font-size-complex="11pt"/>
    </style:style>
    <style:style style:name="P18" style:family="paragraph" style:parent-style-name="Table_20_Contents">
      <style:paragraph-properties fo:text-align="start" style:justify-single-word="false"/>
      <style:text-properties style:font-name="ＭＳ Ｐ明朝" fo:font-size="11pt" style:font-name-asian="ＭＳ Ｐ明朝" style:font-size-asian="11pt" style:font-name-complex="‚l‚r ƒSƒVƒbƒN" style:font-size-complex="11pt"/>
    </style:style>
    <style:style style:name="P19" style:family="paragraph" style:parent-style-name="Table_20_Contents">
      <style:paragraph-properties fo:text-align="start" style:justify-single-word="false"/>
      <style:text-properties style:use-window-font-color="true" style:font-name="ＭＳ Ｐ明朝" fo:font-size="11pt" style:font-name-asian="ＭＳ Ｐ明朝" style:font-size-asian="11pt" style:language-asian="ja" style:country-asian="JP" style:font-name-complex="‚l‚r ƒSƒVƒbƒN" style:font-size-complex="11pt"/>
    </style:style>
    <style:style style:name="P20" style:family="paragraph" style:parent-style-name="Table_20_Contents">
      <style:paragraph-properties fo:text-align="start" style:justify-single-word="false"/>
      <style:text-properties style:use-window-font-color="true" style:font-name="ＭＳ Ｐ明朝" fo:font-size="11pt" style:font-name-asian="ＭＳ Ｐ明朝" style:font-size-asian="11pt" style:font-name-complex="‚l‚r ƒSƒVƒbƒN" style:font-size-complex="11pt"/>
    </style:style>
    <style:style style:name="P21" style:family="paragraph" style:parent-style-name="Table_20_Contents">
      <style:paragraph-properties fo:text-align="start" style:justify-single-word="false"/>
      <style:text-properties style:use-window-font-color="true" style:font-name="ＭＳ Ｐ明朝" fo:font-size="10pt" style:font-name-asian="ＭＳ Ｐ明朝" style:font-size-asian="10pt" style:font-name-complex="‚l‚r ƒSƒVƒbƒN" style:font-size-complex="10pt"/>
    </style:style>
    <style:style style:name="P22" style:family="paragraph" style:parent-style-name="Table_20_Contents">
      <style:paragraph-properties fo:text-align="start" style:justify-single-word="false"/>
      <style:text-properties style:use-window-font-color="true" style:font-name="ＭＳ Ｐ明朝" fo:font-size="10pt" style:font-name-asian="ＭＳ Ｐ明朝" style:font-size-asian="10pt" style:language-asian="ja" style:country-asian="JP" style:font-name-complex="‚l‚r ƒSƒVƒbƒN" style:font-size-complex="10pt"/>
    </style:style>
    <style:style style:name="P23" style:family="paragraph" style:parent-style-name="Table_20_Contents">
      <style:paragraph-properties fo:text-align="start" style:justify-single-word="false"/>
      <style:text-properties fo:color="#ff0066" style:font-name="ＭＳ Ｐ明朝" fo:font-size="11pt" style:font-name-asian="ＭＳ Ｐ明朝" style:font-size-asian="11pt" style:language-asian="ja" style:country-asian="JP" style:font-name-complex="‚l‚r ƒSƒVƒbƒN" style:font-size-complex="11pt"/>
    </style:style>
    <style:style style:name="T1" style:family="text">
      <style:text-properties style:language-asian="ja" style:country-asian="JP"/>
    </style:style>
    <style:style style:name="T2" style:family="text">
      <style:text-properties fo:font-size="11pt" style:font-size-asian="11pt" style:language-asian="ja" style:country-asian="JP" style:font-size-complex="11pt"/>
    </style:style>
    <style:style style:name="T3" style:family="text">
      <style:text-properties fo:font-size="10pt" style:font-size-asian="10pt" style:language-asian="ja" style:country-asian="JP"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luentleniumを使う前に</text:p>
      <text:p text:style-name="P4"/>
      <text:p text:style-name="P4"/>
      <text:p text:style-name="P4"/>
      <text:p text:style-name="P4"/>
      <text:list xml:id="list5519752734425755916" text:style-name="L1">
        <text:list-item>
          <text:p text:style-name="P7">fluentleniumとは</text:p>
        </text:list-item>
      </text:list>
      <text:p text:style-name="P9">FluentLeniumは、Selenium WebDriverソースをシンプルに書けるJavaライブラリです。フランスの女性開発者Mathilde Lemee氏が中心となって開発を進めています。</text:p>
      <text:list xml:id="list1683571903063206388" text:style-name="L2">
        <text:list-header>
          <text:p text:style-name="P5"/>
        </text:list-header>
      </text:list>
      <text:list xml:id="list36383032" text:continue-list="list5519752734425755916" text:style-name="L1">
        <text:list-item>
          <text:p text:style-name="P7">fluentleniumのドキュメント</text:p>
        </text:list-item>
      </text:list>
      <text:p text:style-name="P9">ドキュメントは[本家](https://github.com/FluentLenium/FluentLenium)に詳細に書かれています。詳細機能は本家を参照してください。</text:p>
      <text:p text:style-name="P12"/>
      <text:list xml:id="list36384162" text:continue-numbering="true" text:style-name="L1">
        <text:list-item>
          <text:p text:style-name="P7">fluentleniumでコードを作成するため、必要な知識</text:p>
        </text:list-item>
      </text:list>
      <text:p text:style-name="P11">CSS selector</text:p>
      <text:p text:style-name="P9">画面要素（element）を特定するためにはCSS selectorについての最低限の知識が必要です。しかし、ブラウザ（IE、Chrome、Firefox）の開発モード（F12）を利用すると、該当要素のCSS selectorが確認可能なので開発モードの使い方が分かるとかなり楽です。</text:p>
      <text:p text:style-name="P12"/>
      <text:p text:style-name="P11">jUnit</text:p>
      <text:p text:style-name="P9">Assertを行う場合、jUnitのテストケースとして作成します。</text:p>
      <text:p text:style-name="P9">もし、画面ダンプのみであれば、javaアプリケーションも可能です。</text:p>
      <text:p text:style-name="P12"/>
      <text:list xml:id="list36357641" text:continue-numbering="true" text:style-name="L1">
        <text:list-item>
          <text:p text:style-name="P6">実行環境</text:p>
        </text:list-item>
      </text:list>
      <text:p text:style-name="P10">JDK：1.7</text:p>
      <text:p text:style-name="P10">JUnit：4</text:p>
      <text:p text:style-name="P4"/>
      <text:list xml:id="list36382299" text:continue-numbering="true" text:style-name="L1">
        <text:list-item>
          <text:p text:style-name="P6">プロジェクトをインポート</text:p>
        </text:list-item>
      </text:list>
      <text:p text:style-name="P10">SVNリポジトリ</text:p>
      <text:p text:style-name="P10">http://ccm-server/svn/ccm/work_usr/la_song/screen_test/ccm2_screen_test</text:p>
      <text:p text:style-name="P4"/>
      <text:p text:style-name="P10">mavenプロジェクトなので、インポートと同時にローカルリポジトリに依存ライブラリをダウンロードされます。</text:p>
      <text:p text:style-name="P13"/>
      <text:list xml:id="list36370822" text:continue-numbering="true" text:style-name="L1">
        <text:list-item>
          <text:p text:style-name="P8">プロジェクトフォルダ構成</text:p>
          <text:p text:style-name="P6"/>
        </text:list-item>
      </text:list>
      <table:table table:name="表1" table:style-name="表1">
        <table:table-column table:style-name="表1.A"/>
        <table:table-column table:style-name="表1.B"/>
        <table:table-row>
          <table:table-cell table:style-name="表1.A1" office:value-type="string">
            <text:p text:style-name="P17">フォルダ</text:p>
          </table:table-cell>
          <table:table-cell table:style-name="表1.B1" office:value-type="string">
            <text:p text:style-name="P17">説明</text:p>
          </table:table-cell>
        </table:table-row>
        <table:table-row>
          <table:table-cell table:style-name="表1.A2" office:value-type="string">
            <text:p text:style-name="P18"><text:s/>src/main/java</text:p>
          </table:table-cell>
          <table:table-cell table:style-name="表1.B2" office:value-type="string">
            <text:p text:style-name="P12">より<text:span text:style-name="T1">効果的にfluentleniumテストコードが作成できるように、</text:span>fluentlenium APIをさらに拡張しています。<text:span text:style-name="T1">このフォルダには共通モジュールを格納しています。</text:span></text:p>
          </table:table-cell>
        </table:table-row>
        <table:table-row>
          <table:table-cell table:style-name="表1.A2" office:value-type="string">
            <text:p text:style-name="P18"><text:s/>src/main/resources</text:p>
          </table:table-cell>
          <table:table-cell table:style-name="表1.B2" office:value-type="string">
            <text:p text:style-name="P12"><text:span text:style-name="T1">DBアクセル情報、ログ設定など各種</text:span>プロパティファイルを<text:span text:style-name="T1">格納して</text:span>います。</text:p>
          </table:table-cell>
        </table:table-row>
        <table:table-row>
          <table:table-cell table:style-name="表1.A2" office:value-type="string">
            <text:p text:style-name="P18"><text:s/>src/test/java</text:p>
          </table:table-cell>
          <table:table-cell table:style-name="表1.B2" office:value-type="string">
            <text:p text:style-name="P13">個別業務用のテストケースやテストページソースを格納してください。</text:p>
          </table:table-cell>
        </table:table-row>
        <table:table-row>
          <table:table-cell table:style-name="表1.A2" office:value-type="string">
            <text:p text:style-name="P18"><text:s/>src/test/resources</text:p>
          </table:table-cell>
          <table:table-cell table:style-name="表1.B2" office:value-type="string">
            <text:p text:style-name="P13">個別業務用のSQL文、設定情報をプロパティファイルに記述してください。</text:p>
          </table:table-cell>
        </table:table-row>
        <table:table-row>
          <table:table-cell table:style-name="表1.A2" office:value-type="string">
            <text:p text:style-name="P18"><text:s/>doc</text:p>
          </table:table-cell>
          <table:table-cell table:style-name="表1.B2" office:value-type="string">
            <text:p text:style-name="P13">この文書を含むマニュアルを格納しています。</text:p>
          </table:table-cell>
        </table:table-row>
        <table:table-row>
          <table:table-cell table:style-name="表1.A2" office:value-type="string">
            <text:p text:style-name="P18"><text:s/>lib</text:p>
          </table:table-cell>
          <table:table-cell table:style-name="表1.B2" office:value-type="string">
            <text:p text:style-name="P12">JDBC<text:span text:style-name="T1">ドライバーなど、何らかの利用でmavenのpom.xmlから取得しないライブラリを格納します。もし、ライブラリを追加する場合はプロジェクトのビルドパスにも追加してください。</text:span></text:p>
          </table:table-cell>
        </table:table-row>
      </table:table>
      <text:p text:style-name="P14"/>
      <text:p text:style-name="P14"/>
      <text:list xml:id="list36376976" text:continue-numbering="true" text:style-name="L1">
        <text:list-item>
          <text:p text:style-name="P1">主要ファイル説明</text:p>
        </text:list-item>
      </text:list>
      <text:p text:style-name="P2"/>
      <text:list xml:id="list36375309" text:continue-numbering="true" text:style-name="L1">
        <text:list-header>
          <text:p text:style-name="P1"/>
        </text:list-header>
      </text:list>
      <table:table table:name="表2" table:style-name="表2">
        <table:table-column table:style-name="表2.A"/>
        <table:table-column table:style-name="表2.B"/>
        <table:table-row>
          <table:table-cell table:style-name="表2.A1" office:value-type="string">
            <text:p text:style-name="P17">ファイルパス</text:p>
          </table:table-cell>
          <table:table-cell table:style-name="表2.B1" office:value-type="string">
            <text:p text:style-name="P17">ファイル説明</text:p>
          </table:table-cell>
        </table:table-row>
        <table:table-row>
          <table:table-cell table:style-name="表2.A2" office:value-type="string">
            <text:p text:style-name="P18">src/main/java/jp/co/worksap/companyac/web/ccm2/common/annotation/ClassComment.java</text:p>
          </table:table-cell>
          <table:table-cell table:style-name="表2.B2" office:value-type="string">
            <text:p text:style-name="P19">クラスコメント用アノテーション。試験結果のレポートファイル名を指定可能</text:p>
          </table:table-cell>
        </table:table-row>
        <table:table-row>
          <table:table-cell table:style-name="表2.A2" office:value-type="string">
            <text:p text:style-name="P18">src/main/java/jp/co/worksap/companyac/web/ccm2/common/annotation/MethodComment.java</text:p>
          </table:table-cell>
          <table:table-cell table:style-name="表2.B2" office:value-type="string">
            <text:p text:style-name="P21">メソッドコメント<text:span text:style-name="T2">用アノテーション。テストシナリオを記述します。</text:span></text:p>
          </table:table-cell>
        </table:table-row>
        <table:table-row>
          <table:table-cell table:style-name="表2.A2" office:value-type="string">
            <text:p text:style-name="P18">src/main/java/jp/co/worksap/companyac/web/ccm2/common/db/SQLs.java</text:p>
          </table:table-cell>
          <table:table-cell table:style-name="表2.B2" office:value-type="string">
            <text:p text:style-name="P20">src/test/resources<text:span text:style-name="T1">の</text:span><text:span text:style-name="T3">sql.propertiesに記述したSQL文を取得する機能を提供します。</text:span></text:p>
          </table:table-cell>
        </table:table-row>
        <table:table-row>
          <table:table-cell table:style-name="表2.A2" office:value-type="string">
            <text:p text:style-name="P18">src/main/java/jp/co/worksap/companyac/web/ccm2/common/env/Env.java</text:p>
          </table:table-cell>
          <table:table-cell table:style-name="表2.B2" office:value-type="string">
            <text:p text:style-name="P22">共通、個別設定情報を取得する機能を提供します。キーが重複した場合は、個別設定を優先します。</text:p>
          </table:table-cell>
        </table:table-row>
        <table:table-row>
          <table:table-cell table:style-name="表2.A2" office:value-type="string">
            <text:p text:style-name="P18">src/main/java/jp/co/worksap/companyac/web/ccm2/common/test/BrowserTestBase.java</text:p>
          </table:table-cell>
          <table:table-cell table:style-name="表2.B2" office:value-type="string">
            <text:p text:style-name="P21">画面テストの基底<text:span text:style-name="T1">クラス。</text:span><text:span text:style-name="T1">FluentTestを継承しています。</text:span></text:p>
          </table:table-cell>
        </table:table-row>
        <table:table-row>
          <table:table-cell table:style-name="表2.A2" office:value-type="string">
            <text:p text:style-name="P18">src/main/java/jp/co/worksap/companyac/web/ccm2/common/test/CcmBrowserTest.java</text:p>
          </table:table-cell>
          <table:table-cell table:style-name="表2.B2" office:value-type="string">
            <text:p text:style-name="P21">GTMS用テスト<text:span text:style-name="T1">基底</text:span>クラス<text:span text:style-name="T1">。</text:span><text:span text:style-name="T1">BrowserTestBaseを継承しています。ログイン、ログアウト、単純照会などの機能を提供します。</text:span></text:p>
          </table:table-cell>
        </table:table-row>
        <table:table-row>
          <table:table-cell table:style-name="表2.A2" office:value-type="string">
            <text:p text:style-name="P18">src/main/java/jp/co/worksap/companyac/web/ccm2/common/test/page/PageBase.java</text:p>
          </table:table-cell>
          <table:table-cell table:style-name="表2.B2" office:value-type="string">
            <text:p text:style-name="P21">基底ページ<text:span text:style-name="T1">クラス。</text:span><text:span text:style-name="T1">FluentPageを継承して様々な便利機能を提供します。</text:span></text:p>
          </table:table-cell>
        </table:table-row>
        <table:table-row>
          <table:table-cell table:style-name="表2.A2" office:value-type="string">
            <text:p text:style-name="P18">src/main/java/jp/co/worksap/companyac/web/ccm2/common/test/page/CcmPageBase.java</text:p>
          </table:table-cell>
          <table:table-cell table:style-name="表2.B2" office:value-type="string">
            <text:p text:style-name="P19">GTMS用ページ基底クラス。PageBaseを継承して、GTMS用の共通機能を提供します。</text:p>
          </table:table-cell>
        </table:table-row>
        <table:table-row>
          <table:table-cell table:style-name="表2.A2" office:value-type="string">
            <text:p text:style-name="P18">src/main/java/jp/co/worksap/companyac/web/ccm2/common/util/Reporter.java</text:p>
          </table:table-cell>
          <table:table-cell table:style-name="表2.B2" office:value-type="string">
            <text:p text:style-name="P21">Seleniumテストにて作成したイメージファイルをExcelに<text:span text:style-name="T1">纏めって出力するクラス。</text:span><text:span text:style-name="T2">レポートのカスタマイズが必要な場合はカスタマイズしてください。</text:span></text:p>
          </table:table-cell>
        </table:table-row>
        <table:table-row>
          <table:table-cell table:style-name="表2.A2" office:value-type="string">
            <text:p text:style-name="P18">src/main/resources/db.properties</text:p>
          </table:table-cell>
          <table:table-cell table:style-name="表2.B2" office:value-type="string">
            <text:p text:style-name="P19">DBアクセス情報を設定するプロパティファイル</text:p>
          </table:table-cell>
        </table:table-row>
        <table:table-row>
          <table:table-cell table:style-name="表2.A2" office:value-type="string">
            <text:p text:style-name="P18">src/main/resources/env.properties</text:p>
          </table:table-cell>
          <table:table-cell table:style-name="表2.B2" office:value-type="string">
            <text:p text:style-name="P19">ベースURL、リポート出力先などを設定する</text:p>
            <text:p text:style-name="P23">各自PC環境に合わせて値を変更してください。</text:p>
          </table:table-cell>
        </table:table-row>
      </table:table>
      <text:p text:style-name="P14"/>
      <text:p text:style-name="P14"/>
      <text:list xml:id="list36353851" text:continue-numbering="true" text:style-name="L1">
        <text:list-item>
          <text:p text:style-name="P1"><text:soft-page-break/>効果的な画面試験を行うために</text:p>
        </text:list-item>
      </text:list>
      <text:p text:style-name="P9">①テストシナリオを必ず試験前に作成してください。</text:p>
      <text:p text:style-name="P9">②ブラウザの開発モード（F12)を利用する要領を習得してください。</text:p>
      <text:p text:style-name="P9"><text:s/>画面テストなので画面エレメントを特定するためには必須です。</text:p>
      <text:p text:style-name="P2"/>
      <text:p text:style-name="P2"/>
      <text:list xml:id="list36376690" text:continue-numbering="true" text:style-name="L1">
        <text:list-item>
          <text:p text:style-name="P1">IEのテスト</text:p>
        </text:list-item>
      </text:list>
      <text:p text:style-name="P9">IEをテストするためには事前準備が若干面倒です。</text:p>
      <text:p text:style-name="P9">詳細は「doc\IEDriver利用時注意.odt」を参考してください。</text:p>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l‚r ƒSƒVƒbƒN" svg:font-family="'‚l‚r ƒSƒVƒbƒN'"/>
    <style:font-face style:name="Courier New" svg:font-family="'Courier New'" style:font-family-generic="modern" style:font-pitch="fixed"/>
    <style:font-face style:name="ＭＳ Ｐゴシック2" svg:font-family="'ＭＳ Ｐゴシック'" style:font-family-generic="modern"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1"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1"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1"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ＭＳ Ｐゴシック2"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26T16:20:20.08</meta:creation-date>
    <meta:editing-duration>P0D</meta:editing-duration>
    <meta:editing-cycles>1</meta:editing-cycles>
    <meta:generator>OpenOffice/4.1.1$Win32 OpenOffice.org_project/411m6$Build-9775</meta:generator>
    <meta:document-statistic meta:table-count="2" meta:image-count="0" meta:object-count="0" meta:page-count="3" meta:paragraph-count="66" meta:word-count="1228" meta:character-count="2480"/>
  </office:meta>
</office:document-meta>
</file>